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IZZO Bruno &amp; MARIE Tristan</text:p>
      <text:h text:style-name="P2" text:outline-level="1">Rendu TP C++ - Généricité</text:h>
      <text:h text:style-name="Heading_20_2" text:outline-level="2">Points abordés TP1</text:h>
      <text:p text:style-name="Text_20_body">Tous les points ont été abordés (et fonctionnent) jusqu'à la question 8, le restant n'ayant pas été traité.</text:p>
      <text:p text:style-name="Text_20_body">A noter que les questions ont été adaptées au TP2 et utilisent dans la plupart des cas la classe Image2D plutôt que GrayLevelImage.</text:p>
      <text:h text:style-name="Heading_20_2" text:outline-level="2">Points abordés TP2</text:h>
      <text:p text:style-name="Text_20_body">Tous les points ont été abordés (et fonctionnent) jusqu'à la question 8, le restant n'ayant pas été traité.</text:p>
      <text:p text:style-name="Text_20_body">La question 9 a été partiellement traitée dans le sens où le code donné fonctionne.. uniquement si l'on utilise les iterateurs non constants <text:span text:style-name="T1">partout</text:span>.</text:p>
      <text:p text:style-name="P1">La question 10 a aussi été partiellement traitée, mais seule la fonction setHSV a été faite.</text:p>
      <text:p text:style-name="Text_20_body">Les différents « main » sont localisés dans les fichiers « main.cpp », « invert-red-blue.cpp » et « save-channel.cpp ».</text:p>
      <text:p text:style-name="Text_20_body">A noter que save-channel ne sauvegarde pas uniquement la composante verte mais toutes les composantes (dans 3 fichiers séparés, « red.ppm », « green.ppm » et « blue.ppm »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03T23:17:41.48</meta:creation-date>
    <meta:document-statistic meta:table-count="0" meta:image-count="0" meta:object-count="0" meta:page-count="1" meta:paragraph-count="11" meta:word-count="164" meta:character-count="965"/>
    <dc:date>2017-12-03T23:26:51.40</dc:date>
    <meta:editing-duration>PT9M10S</meta:editing-duration>
    <meta:editing-cycles>1</meta:editing-cycles>
    <meta:generator>OpenOffice/4.1.3$Win32 OpenOffice.org_project/413m1$Build-9783</meta:generator>
  </office:meta>
</office:document-meta>
</file>